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3.5102in"/>
    </style:style>
    <style:style style:name="co3" style:family="table-column">
      <style:table-column-properties fo:break-before="auto" style:column-width="1.44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335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5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fo:background-color="#ffffd7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d7d7"/>
    </style:style>
    <style:style style:name="ce21" style:family="table-cell" style:parent-style-name="Default" style:data-style-name="N0">
      <style:table-cell-properties fo:background-color="#dde8c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2" table:default-cell-style-name="ce1"/>
        <table:table-column table:style-name="co11" table:default-cell-style-name="ce1"/>
        <table:table-row table:style-name="ro1">
          <table:table-cell table:style-name="ce6" office:value-type="string" calcext:value-type="string">
            <text:p>ID Requisito</text:p>
          </table:table-cell>
          <table:table-cell table:style-name="ce7" office:value-type="string" calcext:value-type="string">
            <text:p>Tareas</text:p>
          </table:table-cell>
          <table:table-cell table:style-name="ce7" office:value-type="string" calcext:value-type="string">
            <text:p>IED Planificado (horas)</text:p>
          </table:table-cell>
          <table:table-cell table:style-name="ce7" office:value-type="string" calcext:value-type="string">
            <text:p>IED Actual (horas)</text:p>
          </table:table-cell>
          <table:table-cell table:style-name="ce7" office:value-type="string" calcext:value-type="string">
            <text:p>Desfase (horas)</text:p>
          </table:table-cell>
          <table:table-cell table:style-name="ce7" office:value-type="string" calcext:value-type="string">
            <text:p>Miembro equipo</text:p>
          </table:table-cell>
          <table:table-cell table:style-name="ce7" office:value-type="string" calcext:value-type="string">
            <text:p>Completada</text:p>
          </table:table-cell>
          <table:table-cell table:style-name="ce10" office:value-type="string" calcext:value-type="string">
            <text:p>Total actual (horas)</text:p>
          </table:table-cell>
          <table:table-cell office:value-type="string" calcext:value-type="string">
            <text:p>Total planificado (horas)</text:p>
          </table:table-cell>
          <table:table-cell office:value-type="string" calcext:value-type="string">
            <text:p>Total actuales 07/10</text:p>
          </table:table-cell>
          <table:table-cell office:value-type="string" calcext:value-type="string">
            <text:p>Total planificado 07/10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r una BD relacional o no relacion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2]-[.C2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ección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3]-[.C3]" office:value-type="float" office:value="-0.75" calcext:value-type="float">
            <text:p>-0.7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nstalación de LAMP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4]-[.C4]" office:value-type="float" office:value="4" calcext:value-type="float">
            <text:p>4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reación BD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5" calcext:value-type="float">
            <text:p>1.5</text:p>
          </table:table-cell>
          <table:table-cell table:style-name="ce5" table:formula="of:=[.D5]-[.C5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ampos BD para el registro de usuarios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6]-[.C6]" office:value-type="float" office:value="0.25" calcext:value-type="float">
            <text:p>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Reglas de integridad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7]-[.C7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ción patrón MV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8]-[.C8]" office:value-type="float" office:value="7" calcext:value-type="float">
            <text:p>7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aboración formulario para el registro usuari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9]-[.C9]" office:value-type="float" office:value="-1" calcext:value-type="float">
            <text:p>-1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stablecer los campos obligatorios del formulario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10]-[.C10]" office:value-type="float" office:value="0.25" calcext:value-type="float">
            <text:p>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1]-[.C11]" office:value-type="float" office:value="-0.25" calcext:value-type="float">
            <text:p>-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12]" office:value-type="float" office:value="3" calcext:value-type="float">
            <text:p>3</text:p>
          </table:table-cell>
          <table:table-cell table:style-name="ce8" table:formula="of:=SUM([.D2:.D11]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No correos duplicados en la BBDD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3]-[.C13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4]-[.C14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15]" office:value-type="float" office:value="3" calcext:value-type="float">
            <text:p>3</text:p>
          </table:table-cell>
          <table:table-cell table:style-name="ce8" table:formula="of:=SUM([.D13:.D14])" office:value-type="float" office:value="0.75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rear un log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6]-[.C16]" office:value-type="float" office:value="1" calcext:value-type="float">
            <text:p>1</text:p>
          </table:table-cell>
          <table:table-cell table:style-name="ce5" office:value-type="string" calcext:value-type="string">
            <text:p>Pedro/María/Jul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formula="of:=SUM([.C2:.C11])" office:value-type="float" office:value="6.5" calcext:value-type="float">
            <text:p>6.5</text:p>
          </table:table-cell>
          <table:table-cell table:style-name="ce20" table:formula="of:=SUM([.H12]+[.H15]+[.H21]+[.H27]+[.H32]+[.H37]+[.H38])" office:value-type="float" office:value="68.5" calcext:value-type="float">
            <text:p>68.5</text:p>
          </table:table-cell>
          <table:table-cell table:style-name="ce21" table:formula="of:=SUM([.I16]+[.I19]+[.I25]+[.I31]+[.I36]+[.I41]+[.I42])" office:value-type="float" office:value="40.25" calcext:value-type="float">
            <text:p>40.25</text:p>
          </table:table-cell>
          <table:table-cell table:number-columns-repeated="10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que el usuario esta registrad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7]-[.C17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8]-[.C18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contraseña correcta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9]-[.C19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formula="of:=SUM([.C13:.C14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ensaje de error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 table:style-name="ce5" table:formula="of:=[.D20]-[.C20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21]" office:value-type="float" office:value="3" calcext:value-type="float">
            <text:p>3</text:p>
          </table:table-cell>
          <table:table-cell table:style-name="ce8" table:formula="of:=SUM([.D16:.D20])" office:value-type="float" office:value="4.75" calcext:value-type="float">
            <text:p>4.75</text:p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ocumentación API Map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22]-[.C22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rcador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23]-[.C23]" office:value-type="float" office:value="6" calcext:value-type="float">
            <text:p>6</text:p>
          </table:table-cell>
          <table:table-cell table:style-name="ce5" office:value-type="string" calcext:value-type="string">
            <text:p>Pedro/María/Gonzal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grupar sitios de interé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24]-[.C24]" office:value-type="float" office:value="0" calcext:value-type="float">
            <text:p>0</text:p>
          </table:table-cell>
          <table:table-cell table:style-name="ce5" office:value-type="string" calcext:value-type="string">
            <text:p>Pedr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iseño de marcado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5]-[.C25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16:.C20])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lmacenar marcadores</text:p>
          </table:table-cell>
          <table:table-cell table:style-name="ce5" office:value-type="float" office:value="1.5" calcext:value-type="float">
            <text:p>1.5</text:p>
          </table:table-cell>
          <table:table-cell table:style-name="ce5"/>
          <table:table-cell table:style-name="ce5" table:formula="of:=[.D26]-[.C26]" office:value-type="float" office:value="-1.5" calcext:value-type="float">
            <text:p>-1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27]" office:value-type="float" office:value="10" calcext:value-type="float">
            <text:p>10</text:p>
          </table:table-cell>
          <table:table-cell table:style-name="ce8" table:formula="of:=SUM([.D22:.D26])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Añadir map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8]-[.C28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Elegir AP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29]-[.C29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Documentació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0]-[.C30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Implementar el map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1]-[.C31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22:.C26])" office:value-type="float" office:value="8.5" calcext:value-type="float">
            <text:p>8.5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32]" office:value-type="float" office:value="7" calcext:value-type="float">
            <text:p>7</text:p>
          </table:table-cell>
          <table:table-cell table:style-name="ce8" table:formula="of:=SUM([.D28:.D31]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ocumentació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3]-[.C33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tegorias etiqueta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formula="of:=[.D34]-[.C34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signación de etiquetas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[.D35]-[.C35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mplementar en el map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6]-[.C36]" office:value-type="float" office:value="-4" calcext:value-type="float">
            <text:p>-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28:.C31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37]" office:value-type="float" office:value="10" calcext:value-type="float">
            <text:p>10</text:p>
          </table:table-cell>
          <table:table-cell table:style-name="ce8" table:formula="of:=SUM([.D33:.D36])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Instalar entorno de pruebas PHP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38]-[.C38]" office:value-type="float" office:value="6" calcext:value-type="float">
            <text:p>6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i</text:p>
          </table:table-cell>
          <table:table-cell table:formula="of:=[.D38]" office:value-type="float" office:value="6" calcext:value-type="float">
            <text:p>6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rear diagrama entidad relación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dro/María</text:p>
          </table:table-cell>
          <table:table-cell table:number-columns-repeated="2"/>
          <table:table-cell table:formula="of:=SUM([.C33:.C36])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rear tablas base de dat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dro/María</text:p>
          </table:table-cell>
          <table:table-cell table:number-columns-repeated="2"/>
          <table:table-cell table:formula="of:=[.C3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sertar valores en las tabl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dro/Marí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ectar el servidor con la base de dato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dro/María</text:p>
          </table:table-cell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H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2T20:48:36.038317950</dc:date>
    <meta:editing-cycles>7</meta:editing-cycles>
    <meta:editing-duration>PT1H24M35S</meta:editing-duration>
    <meta:document-statistic meta:table-count="1" meta:cell-count="302" meta:object-count="0"/>
    <meta:user-defined meta:name="AppVersion">16.0300</meta:user-defined>
  </office:meta>
</office:document-meta>
</file>